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4pt" style:font-size-asian="4pt" style:font-size-complex="4pt"/>
    </style:style>
    <style:style style:name="P2" style:family="paragraph" style:parent-style-name="Preformatted_20_Text">
      <style:text-properties fo:font-size="4pt" officeooo:paragraph-rsid="00239a82" style:font-size-asian="4pt" style:font-size-complex="4pt"/>
    </style:style>
    <style:style style:name="P3" style:family="paragraph" style:parent-style-name="Preformatted_20_Text">
      <style:paragraph-properties fo:margin-top="0in" fo:margin-bottom="0.1965in" style:contextual-spacing="false"/>
      <style:text-properties fo:font-size="4pt" officeooo:paragraph-rsid="00239a82" style:font-size-asian="4pt" style:font-size-complex="4pt"/>
    </style:style>
    <style:style style:name="P4" style:family="paragraph" style:parent-style-name="Standard">
      <style:text-properties style:font-name="Nova Square" fo:font-size="16pt" officeooo:rsid="0019ae51" officeooo:paragraph-rsid="0019ae51" style:font-size-asian="14pt" style:font-size-complex="16pt"/>
    </style:style>
    <style:style style:name="P5" style:family="paragraph" style:parent-style-name="Standard">
      <style:text-properties style:font-name="Nova Square" fo:font-size="16pt" officeooo:rsid="001bee07" officeooo:paragraph-rsid="001bee07" style:font-size-asian="14pt" style:font-size-complex="16pt"/>
    </style:style>
    <style:style style:name="P6" style:family="paragraph" style:parent-style-name="Standard">
      <style:text-properties style:font-name="Nova Square" fo:font-size="16pt" officeooo:rsid="00185676" officeooo:paragraph-rsid="00185676" style:font-size-asian="14pt" style:font-size-complex="16pt"/>
    </style:style>
    <style:style style:name="P7" style:family="paragraph" style:parent-style-name="Standard">
      <style:text-properties style:font-name="Nova Square" fo:font-size="16pt" officeooo:rsid="00239a82" officeooo:paragraph-rsid="00239a82" style:font-size-asian="14pt" style:font-size-complex="16pt"/>
    </style:style>
    <style:style style:name="T1" style:family="text">
      <style:text-properties officeooo:rsid="001dd7a1"/>
    </style:style>
    <style:style style:name="T2" style:family="text">
      <style:text-properties officeooo:rsid="0021002b"/>
    </style:style>
    <style:style style:name="T3" style:family="text">
      <style:text-properties officeooo:rsid="0022dfd4"/>
    </style:style>
    <style:style style:name="T4" style:family="text">
      <style:text-properties officeooo:rsid="00259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taag_output_text"/># <text:s text:c="166"/></text:p>
      <text:p text:style-name="P1"># <text:s text:c="166"/></text:p>
      <text:p text:style-name="P1"># <text:s/>DDDDDDDDDDDDD <text:s text:c="5"/>IIIIIIIIIIRRRRRRRRRRRRRRRRR <text:s text:c="2"/>EEEEEEEEEEEEEEEEEEEEEE <text:s text:c="6"/>CCCCCCCCCCCCCTTTTTTTTTTTTTTTTTTTTTTT <text:s text:c="6"/>GGGGGGGGGGGGGUUUUUUUU <text:s text:c="4"/>UUUUUUUUIIIIIIIIII</text:p>
      <text:p text:style-name="P1"># <text:s/>D::::::::::::DDD <text:s text:c="2"/>I::::::::IR::::::::::::::::R <text:s/>E::::::::::::::::::::E <text:s text:c="3"/>CCC::::::::::::CT:::::::::::::::::::::T <text:s text:c="3"/>GGG::::::::::::GU::::::U <text:s text:c="4"/>U::::::UI::::::::I</text:p>
      <text:p text:style-name="P1"># <text:s/>D:::::::::::::::DD I::::::::IR::::::RRRRRR:::::R E::::::::::::::::::::E <text:s/>CC:::::::::::::::CT:::::::::::::::::::::T <text:s/>GG:::::::::::::::GU::::::U <text:s text:c="4"/>U::::::UI::::::::I</text:p>
      <text:p text:style-name="P1"># <text:s/>DDD:::::DDDDD:::::DII::::::IIRR:::::R <text:s text:c="4"/>R:::::REE::::::EEEEEEEEE::::E C:::::CCCCCCCC::::CT:::::TT:::::::TT:::::T G:::::GGGGGGGG::::GUU:::::U <text:s text:c="4"/>U:::::UUII::::::II</text:p>
      <text:p text:style-name="P1"># <text:s text:c="3"/>D:::::D <text:s text:c="3"/>D:::::D I::::I <text:s text:c="3"/>R::::R <text:s text:c="4"/>R:::::R <text:s/>E:::::E <text:s text:c="6"/>EEEEEEC:::::C <text:s text:c="6"/>CCCCCCTTTTTT <text:s/>T:::::T <text:s/>TTTTTTG:::::G <text:s text:c="6"/>GGGGGG U:::::U <text:s text:c="4"/>U:::::U <text:s text:c="2"/>I::::I <text:s/></text:p>
      <text:p text:style-name="P1"># <text:s text:c="3"/>D:::::D <text:s text:c="4"/>D:::::DI::::I <text:s text:c="3"/>R::::R <text:s text:c="4"/>R:::::R <text:s/>E:::::E <text:s text:c="11"/>C:::::C <text:s text:c="21"/>T:::::T <text:s text:c="6"/>G:::::G <text:s text:c="14"/>U:::::D <text:s text:c="4"/>D:::::U <text:s text:c="2"/>I::::I <text:s/></text:p>
      <text:p text:style-name="P1"># <text:s text:c="3"/>D:::::D <text:s text:c="4"/>D:::::DI::::I <text:s text:c="3"/>R::::RRRRRR:::::R <text:s text:c="2"/>E::::::EEEEEEEEEE <text:s/>C:::::C <text:s text:c="21"/>T:::::T <text:s text:c="6"/>G:::::G <text:s text:c="14"/>U:::::D <text:s text:c="4"/>D:::::U <text:s text:c="2"/>I::::I <text:s/></text:p>
      <text:p text:style-name="P1"># <text:s text:c="3"/>D:::::D <text:s text:c="4"/>D:::::DI::::I <text:s text:c="3"/>R:::::::::::::RR <text:s text:c="3"/>E:::::::::::::::E <text:s/>C:::::C <text:s text:c="21"/>T:::::T <text:s text:c="6"/>G:::::G <text:s text:c="3"/>GGGGGGGGGG U:::::D <text:s text:c="4"/>D:::::U <text:s text:c="2"/>I::::I <text:s/></text:p>
      <text:p text:style-name="P1"># <text:s text:c="3"/>D:::::D <text:s text:c="4"/>D:::::DI::::I <text:s text:c="3"/>R::::RRRRRR:::::R <text:s text:c="2"/>E:::::::::::::::E <text:s/>C:::::C <text:s text:c="21"/>T:::::T <text:s text:c="6"/>G:::::G <text:s text:c="3"/>G::::::::G U:::::D <text:s text:c="4"/>D:::::U <text:s text:c="2"/>I::::I <text:s/></text:p>
      <text:p text:style-name="P1"># <text:s text:c="3"/>D:::::D <text:s text:c="4"/>D:::::DI::::I <text:s text:c="3"/>R::::R <text:s text:c="4"/>R:::::R <text:s/>E::::::EEEEEEEEEE <text:s/>C:::::C <text:s text:c="21"/>T:::::T <text:s text:c="6"/>G:::::G <text:s text:c="3"/>GGGGG::::G U:::::D <text:s text:c="4"/>D:::::U <text:s text:c="2"/>I::::I <text:s/></text:p>
      <text:p text:style-name="P1"># <text:s text:c="3"/>D:::::D <text:s text:c="4"/>D:::::DI::::I <text:s text:c="3"/>R::::R <text:s text:c="4"/>R:::::R <text:s/>E:::::E <text:s text:c="11"/>C:::::C <text:s text:c="21"/>T:::::T <text:s text:c="6"/>G:::::G <text:s text:c="7"/>G::::G U:::::D <text:s text:c="4"/>D:::::U <text:s text:c="2"/>I::::I <text:s/></text:p>
      <text:p text:style-name="P1"># <text:s text:c="3"/>D:::::D <text:s text:c="3"/>D:::::D I::::I <text:s text:c="3"/>R::::R <text:s text:c="4"/>R:::::R <text:s/>E:::::E <text:s text:c="6"/>EEEEEEC:::::C <text:s text:c="6"/>CCCCCC <text:s text:c="7"/>T:::::T <text:s text:c="7"/>G:::::G <text:s text:c="6"/>G::::G U::::::U <text:s text:c="2"/>U::::::U <text:s text:c="2"/>I::::I <text:s/></text:p>
      <text:p text:style-name="P1"># <text:s/>DDD:::::DDDDD:::::DII::::::IIRR:::::R <text:s text:c="4"/>R:::::REE::::::EEEEEEEE:::::E C:::::CCCCCCCC::::C <text:s text:c="5"/>TT:::::::TT <text:s text:c="6"/>G:::::GGGGGGGG::::G U:::::::UUU:::::::U II::::::II</text:p>
      <text:p text:style-name="P1"># <text:s/>D:::::::::::::::DD I::::::::IR::::::R <text:s text:c="4"/>R:::::RE::::::::::::::::::::E <text:s/>CC:::::::::::::::C <text:s text:c="5"/>T:::::::::T <text:s text:c="7"/>GG:::::::::::::::G <text:s/>UU:::::::::::::UU <text:s/>I::::::::I</text:p>
      <text:p text:style-name="P1"># <text:s/>D::::::::::::DDD <text:s text:c="2"/>I::::::::IR::::::R <text:s text:c="4"/>R:::::RE::::::::::::::::::::E <text:s text:c="3"/>CCC::::::::::::C <text:s text:c="5"/>T:::::::::T <text:s text:c="9"/>GGG::::::GGG:::G <text:s text:c="3"/>UU:::::::::UU <text:s text:c="3"/>I::::::::I</text:p>
      <text:p text:style-name="P1"># <text:s/>DDDDDDDDDDDDD <text:s text:c="5"/>IIIIIIIIIIRRRRRRRR <text:s text:c="4"/>RRRRRRREEEEEEEEEEEEEEEEEEEEEE <text:s text:c="6"/>CCCCCCCCCCCCC <text:s text:c="5"/>TTTTTTTTTTT <text:s text:c="12"/>GGGGGG <text:s text:c="2"/>GGGG <text:s text:c="5"/>UUUUUUUUU <text:s text:c="5"/>IIIIIIIIII</text:p>
      <text:p text:style-name="P1"># <text:s text:c="166"/></text:p>
      <text:p text:style-name="P1"># <text:s text:c="166"/></text:p>
      <text:p text:style-name="P1"># <text:s text:c="166"/></text:p>
      <text:p text:style-name="P1"># <text:s text:c="166"/></text:p>
      <text:p text:style-name="P1"># <text:s text:c="166"/></text:p>
      <text:p text:style-name="P2"># <text:s text:c="166"/></text:p>
      <text:p text:style-name="P3"># <text:s text:c="3"/></text:p>
      <text:p text:style-name="P7">def go():</text:p>
      <text:p text:style-name="P7"><text:s text:c="4"/>print(“Printer”)</text:p>
      <text:p text:style-name="P6">from panda3d.core import *</text:p>
      <text:p text:style-name="P6">from direct.gui.<text:span text:style-name="T2">DirectGui</text:span> import *</text:p>
      <text:p text:style-name="P6">from direct.showbase.ShowBase import ShowBase</text:p>
      <text:p text:style-name="P4">b=ShowBase()</text:p>
      <text:p text:style-name="P5">chalicemodel=loader.loadModel(“ChaliceRot.egg”)</text:p>
      <text:p text:style-name="P5">rotatingchalice=DirectButton(<text:span text:style-name="T3">text=(</text:span>“Rotating”<text:span text:style-name="T3">)</text:span>,<text:span text:style-name="T4">command=go,</text:span>geom=<text:span text:style-name="T1">chalicemodel)</text:span></text:p>
      <text:p text:style-name="P4">b.ru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32:14.265000000</meta:creation-date>
    <dc:date>2021-03-04T11:02:14.247000000</dc:date>
    <meta:editing-duration>PT43M50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194" meta:character-count="4313" meta:non-whitespace-character-count="2188"/>
  </office:meta>
</office:document-meta>
</file>